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52.31pt"/>
    </style:style>
    <style:style style:name="co9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4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color="#ffff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66ccff" style:vertical-align="middle"/>
      <style:text-properties fo:color="#ffffff" style:font-name="DejaVu Sans" fo:font-weight="bold" style:font-weight-asian="bold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ff00cc" style:text-align-source="fix" style:repeat-content="false"/>
      <style:paragraph-properties fo:text-align="center" fo:margin-left="0pt"/>
      <style:text-properties style:font-name="DejaVu Sans"/>
    </style:style>
    <style:style style:name="ce8" style:family="table-cell" style:parent-style-name="Default">
      <style:table-cell-properties style:vertical-align="bottom"/>
      <style:text-properties style:font-name="DejaVu Sans"/>
    </style:style>
  </office:automatic-styles>
  <office:body>
    <office:spreadsheet>
      <table:calculation-settings table:automatic-find-labels="false"/>
      <table:table table:name="Schema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009" table:default-cell-style-name="ce4"/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ROUP</text:p>
          </table:table-cell>
          <table:covered-table-cell table:style-name="ce5"/>
          <table:table-cell/>
          <table:table-cell table:style-name="ce2" office:value-type="string" calcext:value-type="string" table:number-columns-spanned="3" table:number-rows-spanned="1">
            <text:p>PRODUCT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PRODUCT ISSU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ISSUE</text:p>
          </table:table-cell>
          <table:covered-table-cell table:style-name="ce5"/>
          <table:table-cell table:style-name="ce5" table:number-columns-repeated="3"/>
          <table:table-cell table:number-columns-repeated="100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 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ISSUE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solution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Troubleshooting</text:p>
          </table:table-cell>
          <table:table-cell table:number-columns-repeated="100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ody 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oni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was misssing</text:p>
          </table:table-cell>
          <table:table-cell office:value-type="string" calcext:value-type="string">
            <text:p>The Device is not starting</text:p>
          </table:table-cell>
          <table:table-cell office:value-type="string" calcext:value-type="string">
            <text:p>Is the Device on power?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ealth Car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irflos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Fluid was missing</text:p>
          </table:table-cell>
          <table:table-cell office:value-type="string" calcext:value-type="string">
            <text:p>No Resu;t after starting</text:p>
          </table:table-cell>
          <table:table-cell office:value-type="string" calcext:value-type="string">
            <text:p>Has the device the needed Fluids?</text:p>
          </table:table-cell>
          <table:table-cell table:number-columns-repeated="100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armi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irfry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not cleaned</text:p>
          </table:table-cell>
          <table:table-cell office:value-type="string" calcext:value-type="string">
            <text:p>The device stocks</text:p>
          </table:table-cell>
          <table:table-cell office:value-type="string" calcext:value-type="string">
            <text:p>Was the device cleaned before?</text:p>
          </table:table-cell>
          <table:table-cell table:number-columns-repeated="100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othbrush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ulti Blend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Power but not working</text:p>
          </table:table-cell>
          <table:table-cell office:value-type="string" calcext:value-type="string">
            <text:p>was open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Is the Lid closed?</text:p>
          </table:table-cell>
          <table:table-cell table:number-columns-repeated="100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having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air Clipp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wasn’t descaled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Descaled recently?</text:p>
          </table:table-cell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vent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Dummy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The Device is very noisy</text:p>
          </table:table-cell>
          <table:table-cell office:value-type="string" calcext:value-type="string">
            <text:p>Change the Heads</text:p>
          </table:table-cell>
          <table:table-cell table:number-columns-repeated="100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ooking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ilk Bottl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table:number-columns-repeated="2" office:value-type="string" calcext:value-type="string">
            <text:p>Vibration</text:p>
          </table:table-cell>
          <table:table-cell office:value-type="string" calcext:value-type="string">
            <text:p>The Device vibrates too much</text:p>
          </table:table-cell>
          <table:table-cell office:value-type="string" calcext:value-type="string">
            <text:p>Change the Heads</text:p>
          </table:table-cell>
          <table:table-cell table:number-columns-repeated="100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ender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hermomet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 is dead</text:p>
          </table:table-cell>
          <table:table-cell office:value-type="string" calcext:value-type="string">
            <text:p>The device is not working</text:p>
          </table:table-cell>
          <table:table-cell office:value-type="string" calcext:value-type="string">
            <text:p>Is the the device fullly loaded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tness Watch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device is broken</text:p>
          </table:table-cell>
          <table:table-cell office:value-type="string" calcext:value-type="string">
            <text:p>The Device is damaged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Spare Part</text:p>
          </table:table-cell>
          <table:table-cell office:value-type="string" calcext:value-type="string">
            <text:p>ordered spare part</text:p>
          </table:table-cell>
          <table:table-cell office:value-type="string" calcext:value-type="string">
            <text:p>Where can I get Spare Parts</text:p>
          </table:table-cell>
          <table:table-cell office:value-type="string" calcext:value-type="string">
            <text:p>Check OLS and SC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send to repair</text:p>
          </table:table-cell>
          <table:table-cell office:value-type="string" calcext:value-type="string">
            <text:p>How to send in to Repair?</text:p>
          </table:table-cell>
          <table:table-cell office:value-type="string" calcext:value-type="string">
            <text:p>Eligable to send in?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now it’s connected</text:p>
          </table:table-cell>
          <table:table-cell office:value-type="string" calcext:value-type="string">
            <text:p>The device is not connecting</text:p>
          </table:table-cell>
          <table:table-cell table:style-name="ce8" office:value-type="string" calcext:value-type="string">
            <text:p>Bluetooth on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 table:number-rows-repeated="64">
          <table:table-cell table:number-columns-repeated="8"/>
          <table:table-cell table:style-name="ce1"/>
          <table:table-cell table:number-columns-repeated="101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3:43:33.485900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1.845934490</meta:creation-date>
    <dc:date>2017-11-19T13:59:02.974677879</dc:date>
    <meta:editing-duration>PT1H31M15S</meta:editing-duration>
    <meta:editing-cycles>44</meta:editing-cycles>
    <meta:generator>LibreOffice/5.1.6.2$Linux_X86_64 LibreOffice_project/10m0$Build-2</meta:generator>
    <meta:document-statistic meta:table-count="1" meta:cell-count="189" meta:object-count="0"/>
  </office:meta>
</office:document-meta>
</file>